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text-properties officeooo:rsid="0004f4be" officeooo:paragraph-rsid="00148faa"/>
    </style:style>
    <style:style style:name="P2" style:family="paragraph" style:parent-style-name="Standard" style:list-style-name="L1">
      <style:text-properties style:font-name="Liberation Sans" fo:font-size="14pt" officeooo:rsid="000250b6" officeooo:paragraph-rsid="00148faa" style:font-size-asian="14pt" style:font-size-complex="14pt"/>
    </style:style>
    <style:style style:name="P3" style:family="paragraph" style:parent-style-name="Standard">
      <style:text-properties style:font-name="Liberation Sans" fo:font-size="14pt" officeooo:rsid="000250b6" officeooo:paragraph-rsid="00148faa" style:font-size-asian="14pt" style:font-size-complex="14pt"/>
    </style:style>
    <style:style style:name="P4" style:family="paragraph" style:parent-style-name="Standard" style:list-style-name="L1">
      <style:text-properties style:font-name="Liberation Sans" fo:font-size="14pt" officeooo:rsid="0002f50b" officeooo:paragraph-rsid="00148faa" style:font-size-asian="14pt" style:font-size-complex="14pt"/>
    </style:style>
    <style:style style:name="P5" style:family="paragraph" style:parent-style-name="Standard">
      <style:text-properties style:font-name="Liberation Sans" fo:font-size="14pt" officeooo:rsid="00148faa" officeooo:paragraph-rsid="00148faa" style:font-size-asian="14pt" style:font-size-complex="14pt"/>
    </style:style>
    <style:style style:name="P6" style:family="paragraph" style:parent-style-name="Standard">
      <style:text-properties style:font-name="Liberation Sans" fo:font-size="14pt" officeooo:rsid="00148faa" officeooo:paragraph-rsid="00162173" style:font-size-asian="14pt" style:font-size-complex="14pt"/>
    </style:style>
    <style:style style:name="P7" style:family="paragraph" style:parent-style-name="Standard">
      <style:text-properties style:font-name="Liberation Sans" fo:font-size="14pt" officeooo:rsid="00162173" officeooo:paragraph-rsid="00162173" style:font-size-asian="14pt" style:font-size-complex="14pt"/>
    </style:style>
    <style:style style:name="P8" style:family="paragraph" style:parent-style-name="Standard">
      <style:text-properties style:font-name="Liberation Sans" fo:font-size="14pt" officeooo:rsid="0016aa0d" officeooo:paragraph-rsid="0016aa0d" style:font-size-asian="14pt" style:font-size-complex="14pt"/>
    </style:style>
    <style:style style:name="P9" style:family="paragraph" style:parent-style-name="Standard" style:list-style-name="L1">
      <style:text-properties officeooo:rsid="000250b6" officeooo:paragraph-rsid="00148faa"/>
    </style:style>
    <style:style style:name="P10" style:family="paragraph" style:parent-style-name="Standard" style:list-style-name="L1">
      <style:text-properties officeooo:rsid="0002f50b" officeooo:paragraph-rsid="00148faa"/>
    </style:style>
    <style:style style:name="T1" style:family="text">
      <style:text-properties style:font-name="Liberation Sans" fo:font-size="14pt" style:font-size-asian="14pt" style:font-size-complex="14pt"/>
    </style:style>
    <style:style style:name="T2" style:family="text">
      <style:text-properties style:font-name="Liberation Sans" fo:font-size="14pt" officeooo:rsid="0010b38f" style:font-size-asian="14pt" style:font-size-complex="14pt"/>
    </style:style>
    <style:style style:name="T3" style:family="text">
      <style:text-properties style:font-name="Liberation Sans" fo:font-size="14pt" officeooo:rsid="0002f50b" style:font-size-asian="14pt" style:font-size-complex="14pt"/>
    </style:style>
    <style:style style:name="T4" style:family="text">
      <style:text-properties style:font-name="Liberation Sans" fo:font-size="14pt" officeooo:rsid="001473e1" style:font-size-asian="14pt" style:font-size-complex="14pt"/>
    </style:style>
    <style:style style:name="T5" style:family="text">
      <style:text-properties officeooo:rsid="00162173"/>
    </style:style>
    <style:style style:name="T6" style:family="text">
      <style:text-properties officeooo:rsid="0016aa0d"/>
    </style:style>
    <style:style style:name="T7" style:family="text">
      <style:text-properties officeooo:rsid="0017087f"/>
    </style:style>
    <style:style style:name="T8" style:family="text">
      <style:text-properties officeooo:rsid="0017859c"/>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CNYPSY31170 </text:p>
      <text:p text:style-name="P5"/>
      <text:p text:style-name="P5">How do computers work and what is a computer program?</text:p>
      <text:p text:style-name="P5"/>
      <text:p text:style-name="P6">* Greek philosopher Aristotle explored the question of how we could prove that a statement was true. He identified a few basic concepts including</text:p>
      <text:p text:style-name="P6"><text:tab/>“if something is true it can NOT also be false (and vice versa)”, and </text:p>
      <text:p text:style-name="P6"><text:tab/>“if it is true that when A and B are both true then C is true, then if A is true AND B is true, then C must be true”, and </text:p>
      <text:p text:style-name="P6"><text:tab/>“if C is true when either A OR B is true, and A is true, then C is true, and also if B is true then C is true, or if both A and B are true, then C is true also.” </text:p>
      <text:p text:style-name="P6"/>
      <text:p text:style-name="P6"><text:span text:style-name="T5">There are other similar relationships, but you get the idea, I hope. </text:span>This <text:span text:style-name="T5">use of TRUE, FALSE, AND, OR, and NOT</text:span> is the foundation of logic, and <text:span text:style-name="T5">from it</text:span> all mathematics <text:span text:style-name="T5">can be drived</text:span>. </text:p>
      <text:p text:style-name="P6"/>
      <text:p text:style-name="P7">Because “true” and “false” are just words representing concepts we can also use the symbols 0 (zero) and 1 (<text:span text:style-name="T6">one</text:span>) to represent false and true, allowing us to use base 2 (binary) arithmetic to describe logical and mathematical relationships. For example in binary 1 + 0 equals 1, and 1 plus 1 equals 10 <text:span text:style-name="T6">because </text:span>in binary <text:span text:style-name="T6">notation</text:span>, the last <text:span text:style-name="T6">(rightmost) </text:span>place is the one’s place <text:span text:style-name="T6">(how many 1’s; either 0 or 1)</text:span>, and <text:span text:style-name="T6">the next</text:span> place to the left is <text:span text:style-name="T6">the </text:span>2’<text:span text:style-name="T6">s place (how many 2’s; either 0 or 1)</text:span> <text:span text:style-name="T6">and so on, which each position from right to left being twice as many 2’s as the previous. For example, the binary number 10101 means the same as the decimal number 21, because it indicates one 1 (rightmost place), plus no 2’s, plus one 4, plus no 8’s plus one 16, which totals to 16+4+1 or 21 in decimal notation.</text:span></text:p>
      <text:p text:style-name="P7"/>
      <text:p text:style-name="P8">It’s annoying to humans to use binary arithmetic, but as engineers developed electrical circuits in the years before World War II, they realized that circuits could be set up like binary numbers, where the presence of electricity meant 1 (or true) <text:s/>and the absence of it meant 0 (or false). <text:span text:style-name="T8">B</text:span>y using one wire to turn <text:span text:style-name="T8">an electrical </text:span>switch from off to on, or vice versa (i.e. to “write” a one or zero in the circuit), and another wire to test if there was electricity <text:span text:style-name="T7">coming out</text:span> <text:s/><text:span text:style-name="T8">of the switch </text:span>(i.e. to “read” if there was a one or zero), we could represent logic (and arithmetic) in electrical circuits. Cool. But it wasn’t until after WWII that electrical engineering got advanced enough to build <text:span text:style-name="T7">complex enough circuits to make useful logical and arithmetic calculations using just electrical switches. </text:span></text:p>
      <text:p text:style-name="P3"><text:s/></text:p>
      <text:p text:style-name="P3">Basics of all computer programming: sequence, conditional, iteration</text:p>
      <text:list xml:id="list1628450463" text:style-name="L1">
        <text:list-item>
          <text:list>
            <text:list-item>
              <text:list>
                <text:list-item>
                  <text:p text:style-name="P2">computer operations</text:p>
                  <text:list>
                    <text:list-item>
                      <text:p text:style-name="P2">parts of a computer: CPU, RAM, persistent storage, peripherals</text:p>
                    </text:list-item>
                    <text:list-item>
                      <text:p text:style-name="P2"><text:soft-page-break/>input and output: keyboard, mouse, display, printer, data transfer</text:p>
                    </text:list-item>
                    <text:list-item>
                      <text:p text:style-name="P9"><text:span text:style-name="T1">processing: arithmetic and logical operations, moving results into and out of RAM, </text:span><text:span text:style-name="T3">the roles of binary numbers as integers, floating point numbers and as character symbols.</text:span></text:p>
                    </text:list-item>
                  </text:list>
                </text:list-item>
                <text:list-item>
                  <text:p text:style-name="P4">Software</text:p>
                  <text:list>
                    <text:list-item>
                      <text:p text:style-name="P4">operating system: tells the hardware what to do</text:p>
                    </text:list-item>
                    <text:list-item>
                      <text:p text:style-name="P4">programming language: tells the operating system what to do</text:p>
                    </text:list-item>
                    <text:list-item>
                      <text:p text:style-name="P10"><text:span text:style-name="T1">data: stored bits </text:span><text:span text:style-name="T4">(binary digits)</text:span><text:span text:style-name="T1"> that represent information</text:span></text:p>
                    </text:list-item>
                    <text:list-item>
                      <text:p text:style-name="P4">algorithms: what to do with the data</text:p>
                    </text:list-item>
                    <text:list-item>
                      <text:p text:style-name="P1"><text:span text:style-name="T1">programs are a special kind of data, given to the programming language, describing the algorithms as specific operations </text:span><text:span text:style-name="T2">in the programming language syntax</text:span><text:span text:style-name="T1"> </text:span><text:span text:style-name="T2">that the language can execute.</text:span></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style:font-name="Liberation Sans" fo:font-family="'Liberation Sans'" style:font-family-generic="swiss" style:font-pitch="variable" fo:font-size="14pt" style:font-size-asian="12.25pt"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3T11:15:03.782258245</meta:creation-date>
    <dc:date>2019-01-03T12:00:48.427106368</dc:date>
    <meta:editing-duration>PT9M53S</meta:editing-duration>
    <meta:editing-cycles>2</meta:editing-cycles>
    <meta:generator>LibreOffice/6.0.7.3$Linux_X86_64 LibreOffice_project/00m0$Build-3</meta:generator>
    <meta:document-statistic meta:table-count="0" meta:image-count="0" meta:object-count="0" meta:page-count="2" meta:paragraph-count="21" meta:word-count="570" meta:character-count="3156" meta:non-whitespace-character-count="2604"/>
  </office:meta>
</office:document-meta>
</file>